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216in" style:rel-column-width="11906*"/>
    </style:style>
    <style:style style:name="Table1.B" style:family="table-column">
      <style:table-column-properties style:column-width="4.5569in" style:rel-column-width="44619*"/>
    </style:style>
    <style:style style:name="Table1.C" style:family="table-column">
      <style:table-column-properties style:column-width="0.9201in" style:rel-column-width="9010*"/>
    </style:style>
    <style:style style:name="Table1.A1" style:family="table-cell">
      <style:table-cell-properties style:vertical-align="middle"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382in" fo:border="0.05pt solid #000000"/>
    </style:style>
    <style:style style:name="Table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e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paragraph-rsid="00149b39" style:font-weight-asian="bold" style:font-weight-complex="bold"/>
    </style:style>
    <style:style style:name="P2" style:family="paragraph" style:parent-style-name="Standard">
      <style:text-properties style:use-window-font-color="true"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4" style:family="paragraph" style:parent-style-name="Standard">
      <style:text-properties style:use-window-font-color="true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/>
    </style:style>
    <style:style style:name="P7" style:family="paragraph" style:parent-style-name="Table_20_Contents">
      <style:paragraph-properties fo:text-align="start" style:justify-single-word="false"/>
      <style:text-properties style:use-window-font-color="true"/>
    </style:style>
    <style:style style:name="P8" style:family="paragraph" style:parent-style-name="Standard">
      <style:text-properties style:use-window-font-color="true" fo:font-weight="normal" style:font-weight-asian="normal" style:font-weight-complex="normal"/>
    </style:style>
    <style:style style:name="P9" style:family="paragraph" style:parent-style-name="Standard" style:list-style-name="L1">
      <style:text-properties style:use-window-font-color="true" fo:font-weight="normal" style:font-weight-asian="normal" style:font-weight-complex="normal"/>
    </style:style>
    <style:style style:name="P10" style:family="paragraph" style:parent-style-name="Standard" style:list-style-name="L2">
      <style:text-properties style:use-window-font-color="true" fo:font-weight="normal" style:font-weight-asian="normal" style:font-weight-complex="normal"/>
    </style:style>
    <style:style style:name="P11" style:family="paragraph" style:parent-style-name="Standard" style:list-style-name="L2">
      <style:text-properties style:use-window-font-color="true" fo:font-weight="normal" officeooo:paragraph-rsid="001e4a15" style:font-weight-asian="normal" style:font-weight-complex="normal"/>
    </style:style>
    <style:style style:name="P12" style:family="paragraph" style:parent-style-name="Standard" style:list-style-name="L3">
      <style:text-properties style:use-window-font-color="true" fo:font-weight="normal" style:font-weight-asian="normal" style:font-weight-complex="normal"/>
    </style:style>
    <style:style style:name="P13" style:family="paragraph" style:parent-style-name="Standard">
      <style:text-properties style:use-window-font-color="true" fo:font-weight="normal" officeooo:rsid="001bb269" officeooo:paragraph-rsid="001bb269" style:font-weight-asian="normal" style:font-weight-complex="normal"/>
    </style:style>
    <style:style style:name="P14" style:family="paragraph" style:parent-style-name="Standard" style:list-style-name="L4">
      <style:text-properties style:use-window-font-color="true" fo:font-weight="normal" style:font-weight-asian="normal" style:font-weight-complex="normal"/>
    </style:style>
    <style:style style:name="P15" style:family="paragraph" style:parent-style-name="Standard" style:list-style-name="L3">
      <style:text-properties style:use-window-font-color="true" style:font-name="Liberation Serif" fo:font-size="12pt" officeooo:paragraph-rsid="0019f725" style:font-name-asian="Monospace" style:font-size-asian="12pt" style:font-name-complex="Monospace" style:font-size-complex="12pt"/>
    </style:style>
    <style:style style:name="P16" style:family="paragraph" style:parent-style-name="Standard" style:list-style-name="L3">
      <style:text-properties style:use-window-font-color="true" style:font-name="Liberation Serif" fo:font-size="12pt" fo:font-weight="normal" officeooo:paragraph-rsid="0019f725" style:font-name-asian="Monospace" style:font-size-asian="12pt" style:font-weight-asian="normal" style:font-name-complex="Monospace" style:font-size-complex="12pt" style:font-weight-complex="normal"/>
    </style:style>
    <style:style style:name="P17" style:family="paragraph" style:parent-style-name="Standard" style:list-style-name="L3">
      <style:text-properties style:use-window-font-color="true" style:font-name="Liberation Serif" fo:font-size="12pt" fo:font-weight="normal" officeooo:paragraph-rsid="001bb269" style:font-name-asian="Monospace" style:font-size-asian="12pt" style:font-weight-asian="normal" style:font-name-complex="Monospace" style:font-size-complex="12pt" style:font-weight-complex="normal"/>
    </style:style>
    <style:style style:name="P18" style:family="paragraph" style:parent-style-name="Standard" style:list-style-name="L3">
      <style:text-properties style:use-window-font-color="true" style:font-name="Liberation Serif" fo:font-size="12pt" fo:font-weight="normal" officeooo:rsid="001bb269" officeooo:paragraph-rsid="001bb269" style:font-name-asian="Monospace" style:font-size-asian="12pt" style:font-weight-asian="normal" style:font-name-complex="Monospace" style:font-size-complex="12pt" style:font-weight-complex="normal"/>
    </style:style>
    <style:style style:name="P19" style:family="paragraph" style:parent-style-name="Standard" style:list-style-name="L3">
      <style:text-properties style:use-window-font-color="true" style:font-name="Liberation Serif" fo:font-size="12pt" fo:font-weight="normal" officeooo:rsid="001d4f35" officeooo:paragraph-rsid="001d4f35" style:font-name-asian="Monospace" style:font-size-asian="12pt" style:font-weight-asian="normal" style:font-name-complex="Monospace" style:font-size-complex="12pt" style:font-weight-complex="normal"/>
    </style:style>
    <style:style style:name="P20" style:family="paragraph" style:parent-style-name="Standard" style:list-style-name="L3">
      <style:text-properties style:use-window-font-color="true" officeooo:paragraph-rsid="001bb269"/>
    </style:style>
    <style:style style:name="P21" style:family="paragraph" style:parent-style-name="Standard" style:list-style-name="L3">
      <style:text-properties fo:font-weight="normal" officeooo:paragraph-rsid="00149b39" style:font-weight-asian="normal" style:font-weight-complex="normal"/>
    </style:style>
    <style:style style:name="P22" style:family="paragraph" style:parent-style-name="Table_20_Contents" style:list-style-name="L5">
      <style:paragraph-properties fo:text-align="start" style:justify-single-word="false"/>
      <style:text-properties style:use-window-font-color="true"/>
    </style:style>
    <style:style style:name="P23" style:family="paragraph" style:parent-style-name="Table_20_Contents" style:list-style-name="L6">
      <style:paragraph-properties fo:text-align="start" style:justify-single-word="false"/>
      <style:text-properties style:use-window-font-color="true"/>
    </style:style>
    <style:style style:name="P24" style:family="paragraph" style:parent-style-name="Table_20_Contents" style:list-style-name="L6">
      <style:paragraph-properties fo:text-align="start" style:justify-single-word="false"/>
      <style:text-properties style:use-window-font-color="true" officeooo:rsid="0019f725" officeooo:paragraph-rsid="0019f725"/>
    </style:style>
    <style:style style:name="P25" style:family="paragraph" style:parent-style-name="Table_20_Contents" style:list-style-name="L7">
      <style:paragraph-properties fo:text-align="center" style:justify-single-word="false"/>
      <style:text-properties style:use-window-font-color="tru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officeooo:rsid="001d4f35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19f725"/>
    </style:style>
    <style:style style:name="T6" style:family="text">
      <style:text-properties style:text-position="0% 100%" officeooo:rsid="001d4f35"/>
    </style:style>
    <style:style style:name="T7" style:family="text">
      <style:text-properties officeooo:rsid="0019f725"/>
    </style:style>
    <style:style style:name="T8" style:family="text">
      <style:text-properties officeooo:rsid="00203edb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203757" style:font-style-asian="italic" style:font-style-complex="italic"/>
    </style:style>
    <style:style style:name="T11" style:family="text">
      <style:text-properties officeooo:rsid="00203757"/>
    </style:style>
    <style:style style:name="T12" style:family="text">
      <style:text-properties fo:font-style="normal" officeooo:rsid="00203757" style:font-style-asian="normal" style:font-style-complex="normal"/>
    </style:style>
    <style:style style:name="T13" style:family="text">
      <style:text-properties officeooo:rsid="001bb269"/>
    </style:style>
    <style:style style:name="T14" style:family="text">
      <style:text-properties style:use-window-font-color="true"/>
    </style:style>
    <style:style style:name="T15" style:family="text">
      <style:text-properties style:use-window-font-color="true" officeooo:rsid="00149b39"/>
    </style:style>
    <style:style style:name="T16" style:family="text">
      <style:text-properties style:use-window-font-color="true" fo:font-weight="normal" officeooo:rsid="00149b39" style:font-weight-asian="normal" style:font-weight-complex="normal"/>
    </style:style>
    <style:style style:name="T17" style:family="text">
      <style:text-properties style:font-name="Liberation Serif" fo:font-size="12pt" officeooo:rsid="001ee0dd" style:font-name-asian="Monospace" style:font-size-asian="12pt" style:font-name-complex="Monospace" style:font-size-complex="12pt"/>
    </style:style>
    <style:style style:name="T18" style:family="text">
      <style:text-properties style:font-name="Liberation Serif" fo:font-size="12pt" officeooo:rsid="0019f725" style:font-name-asian="Monospace" style:font-size-asian="12pt" style:font-name-complex="Monospace" style:font-size-complex="12pt"/>
    </style:style>
    <style:style style:name="T19" style:family="text">
      <style:text-properties style:font-name="Liberation Serif" fo:font-size="12pt" officeooo:rsid="00203edb" style:font-name-asian="Monospace" style:font-size-asian="12pt" style:font-name-complex="Monospace" style:font-size-complex="12pt"/>
    </style:style>
    <style:style style:name="T20" style:family="text">
      <style:text-properties style:font-name="Liberation Serif" fo:font-size="12pt" officeooo:rsid="001bb269" style:font-name-asian="Monospace" style:font-size-asian="12pt" style:font-name-complex="Monospace" style:font-size-complex="12pt"/>
    </style:style>
    <style:style style:name="T21" style:family="text">
      <style:text-properties style:font-name="Liberation Serif" fo:font-size="12pt" officeooo:rsid="001d4f35" style:font-name-asian="Monospace" style:font-size-asian="12pt" style:font-name-complex="Monospace" style:font-size-complex="12pt"/>
    </style:style>
    <style:style style:name="T22" style:family="text">
      <style:text-properties style:font-name="Liberation Serif" fo:font-size="12pt" fo:font-style="italic" officeooo:rsid="001ee0dd" style:font-name-asian="Monospace" style:font-size-asian="12pt" style:font-style-asian="italic" style:font-name-complex="Monospace" style:font-size-complex="12pt" style:font-style-complex="italic"/>
    </style:style>
    <style:style style:name="T23" style:family="text">
      <style:text-properties style:font-name="Liberation Serif" fo:font-size="12pt" fo:font-style="italic" officeooo:rsid="001d4f35" style:font-name-asian="Monospace" style:font-size-asian="12pt" style:font-style-asian="italic" style:font-name-complex="Monospace" style:font-size-complex="12pt" style:font-style-complex="italic"/>
    </style:style>
    <style:style style:name="T24" style:family="text">
      <style:text-properties style:font-name="Liberation Serif" fo:font-size="12pt" fo:font-style="normal" officeooo:rsid="001bb269" style:font-name-asian="Monospace" style:font-size-asian="12pt" style:font-style-asian="normal" style:font-name-complex="Monospace" style:font-size-complex="12pt" style:font-style-complex="normal"/>
    </style:style>
    <style:style style:name="T25" style:family="text">
      <style:text-properties officeooo:rsid="001d4f35"/>
    </style:style>
    <style:style style:name="T26" style:family="text">
      <style:text-properties officeooo:rsid="001e4a15"/>
    </style:style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Minimum spanning tree</text:p>
      <text:p text:style-name="P4"/>
      <text:p text:style-name="P4"/>
      <text:p text:style-name="P2">Applications of minimum spanning trees</text:p>
      <text:list xml:id="list6321194508469310895" text:style-name="L1">
        <text:list-item>
          <text:p text:style-name="P9">Network protocols use them to avoid broadcast storms</text:p>
        </text:list-item>
      </text:list>
      <text:p text:style-name="P4"/>
      <text:p text:style-name="P2">Unique minimum spanning trees</text:p>
      <text:p text:style-name="P4">MST's are <text:span text:style-name="T1">guaranteed</text:span> to be unique only when all weights of edges of the graph are unique. They <text:span text:style-name="T1">may not be</text:span> unique when there are two or more edges with the same weight.</text:p>
      <text:p text:style-name="P4"/>
      <text:p text:style-name="P2">Important properties pertaining to spanning trees</text:p>
      <text:list xml:id="list5023674985404961468" text:style-name="L2">
        <text:list-item>
          <text:p text:style-name="P10">Adding an edge creates a unique cycle</text:p>
        </text:list-item>
        <text:list-item>
          <text:p text:style-name="P10">Removal of an edge from the tree breaks it into two separate subtrees</text:p>
        </text:list-item>
        <text:list-item>
          <text:p text:style-name="P10">The smallest edge of a cut-set of a graph is a part of the MST of the graph.</text:p>
        </text:list-item>
        <text:list-item>
          <text:p text:style-name="P10">An MST of a graph with N vertices has n-1 edges.</text:p>
        </text:list-item>
        <text:list-item>
          <text:p text:style-name="P11"><text:a xlink:type="simple" xlink:href="../../Engineering%20Mathematics/Cayley%20Formula.pdf"><text:span text:style-name="T26">Brute-force method with be</text:span></text:a><text:span text:style-name="T26"><draw:frame draw:style-name="fr1" draw:name="Object1" text:anchor-type="as-char" svg:width="0.6929in" svg:height="0.2201in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</text:list-item>
      </text:list>
      <text:p text:style-name="P4"><text:span text:style-name="T26"/></text:p>
      <text:p text:style-name="P2"><text:bookmark text:name="Prims Algorithm"/>Prim's algorithm</text:p>
      <text:list xml:id="list8959573955218890237" text:style-name="L3">
        <text:list-item>
          <text:p text:style-name="P12">Select the smallest crossing-edge successively to form the spanning tree. There are two ways of selecting the smallest edge</text:p>
        </text:list-item>
        <text:list-item>
          <text:p text:style-name="P21"><text:span text:style-name="T14">Lazy version </text:span><text:span text:style-name="T15">- </text:span><text:a xlink:type="simple" xlink:href="../Algorithms,%204th%20Edition%20-%20Sedgewick,%20Wayne/Exercises/Graphs/src/LazyPrimMST.java">Implementation</text:a></text:p>
          <text:list>
            <text:list-item>
              <text:p text:style-name="P12">The candidates for the smallest edge are all the edges adjacent to the <text:span text:style-name="T7">construction-in-progress MST.</text:span></text:p>
            </text:list-item>
          </text:list>
        </text:list-item>
        <text:list-item>
          <text:p text:style-name="P21"><text:span text:style-name="T14">Eager version </text:span><text:span text:style-name="T15">- </text:span><text:a xlink:type="simple" xlink:href="../Algorithms,%204th%20Edition%20-%20Sedgewick,%20Wayne/Exercises/Graphs/src/PrimMST.java">Implementation</text:a></text:p>
          <text:list>
            <text:list-item>
              <text:p text:style-name="P12">The candidates for the smallest edge are only the smallest edges connecting each non-tree vertex to the spanning tree</text:p>
            </text:list-item>
          </text:list>
        </text:list-item>
      </text:list>
      <text:p text:style-name="P13"/>
      <text:p text:style-name="P13">Prims algorithm</text:p>
      <text:list xml:id="list843240694" text:continue-numbering="true" text:style-name="L3">
        <text:list-item>
          <text:p text:style-name="P15"><text:span text:style-name="T11">Maintain a data structure</text:span><text:span text:style-name="T11"> which holds the shortest distances of all vertices to the </text:span><text:span text:style-name="T7">MST</text:span><text:span text:style-name="T11">. </text:span><text:span text:style-name="T8">Initially all entries are 'unknown'.</text:span></text:p>
        </text:list-item>
        <text:list-item>
          <text:p text:style-name="P15">Include <text:span text:style-name="T7">some random vertex, </text:span><text:span text:style-name="T10">s</text:span><text:span text:style-name="T12">,</text:span> into the <text:span text:style-name="T7">MS</text:span>T, <text:span text:style-name="T13">to start off</text:span>.</text:p>
        </text:list-item>
        <text:list-item>
          <text:p text:style-name="P15">Repeat until all vertices are included in the <text:span text:style-name="T7">MST</text:span></text:p>
          <text:list>
            <text:list-item>
              <text:p text:style-name="P20"><text:span text:style-name="T17">Let </text:span><text:span text:style-name="T22">r</text:span><text:span text:style-name="T17"> be the most recently added vertex to the </text:span><text:span text:style-name="T18">MST</text:span><text:span text:style-name="T17">.</text:span></text:p>
            </text:list-item>
            <text:list-item>
              <text:p text:style-name="P20"><text:span text:style-name="T17">The shortest distances </text:span><text:span text:style-name="T20">of the vertices adjacent to </text:span><text:span text:style-name="T24">r to the </text:span><text:span text:style-name="T18">MST</text:span><text:span text:style-name="T17"> might </text:span><text:span text:style-name="T20">decrease</text:span><text:span text:style-name="T17"> </text:span><text:span text:style-name="T20">if they connect to the MST through r more economically </text:span><text:span text:style-name="T21">than they did through some other vertex of the MST before</text:span><text:span text:style-name="T17">. </text:span><text:span text:style-name="T19">Update the </text:span><text:span text:style-name="T20">data structure to reflect these possible changes in the shortest distances </text:span><text:span text:style-name="T21">of vertices adjacent to </text:span><text:span text:style-name="T23">r</text:span><text:span text:style-name="T19">.</text:span></text:p>
            </text:list-item>
            <text:list-item>
              <text:p text:style-name="P16"><text:span text:style-name="T8">Now i</text:span>nclude the vertex, <text:span text:style-name="T9">v</text:span>, at the least distance from the <text:span text:style-name="T7">MST</text:span> to the <text:span text:style-name="T7">MST</text:span>.</text:p>
            </text:list-item>
          </text:list>
        </text:list-item>
        <text:list-item>
          <text:p text:style-name="P18">Implementation details</text:p>
          <text:list>
            <text:list-item>
              <text:p text:style-name="P17"><text:span text:style-name="T13">When the graph is sparse, |E| </text:span><text:span text:style-name="T25">&lt;&lt; |V|</text:span><text:span text:style-name="T3">2</text:span><text:span text:style-name="T6">, </text:span></text:p>
            </text:list-item>
            <text:list-item>
              <text:p text:style-name="P17"><text:span text:style-name="T13">Sparse graph, so Binary heap, </text:span><text:span text:style-name="T25">as |E| is very less and thus |E| lg|V|, the cost of the decrease-key operations will be small.</text:span></text:p>
            </text:list-item>
            <text:list-item>
              <text:p text:style-name="P18">No need to construct binary heap initially</text:p>
            </text:list-item>
          </text:list>
        </text:list-item>
        <text:list-item>
          <text:p text:style-name="P19">Running time</text:p>
          <text:list>
            <text:list-item>
              <text:p text:style-name="P19"/>
            </text:list-item>
          </text:list>
        </text:list-item>
      </text:list>
      <text:p text:style-name="P4"/>
      <text:p text:style-name="P1"><text:bookmark text:name="Kruskals Algorithm"/><text:span text:style-name="T14">Kruskal's algorithm </text:span><text:span text:style-name="T15">- </text:span><text:a xlink:type="simple" xlink:href="../Algorithms,%204th%20Edition%20-%20Sedgewick,%20Wayne/Exercises/Graphs/src/KruskalMST.java"><text:span text:style-name="T16">Implementation</text:span></text:a></text:p>
      <text:list xml:id="list8103712604941247899" text:style-name="L4">
        <text:list-item>
          <text:p text:style-name="P14">Select the smallest edge which does not form a cycle successively to form the spanning tree</text:p>
        </text:list-item>
        <text:list-item>
          <text:p text:style-name="P14">Data structures used</text:p>
          <text:list>
            <text:list-item>
              <text:p text:style-name="P14">A priority queue to initially hold all the edges of the graph.</text:p>
            </text:list-item>
            <text:list-item>
              <text:p text:style-name="P14"><text:soft-page-break/>A union-find data structure to determine if the addition of an edge would form a cycle</text:p>
            </text:list-item>
          </text:list>
        </text:list-item>
      </text:list>
      <text:p text:style-name="P4"/>
      <text:p text:style-name="P2">Complexity when implemented using a binary heap and a adjacency list representation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">Algorithm</text:p>
          </table:table-cell>
          <table:table-cell table:style-name="Table1.A1" office:value-type="string">
            <text:p text:style-name="P5">Time complexity</text:p>
          </table:table-cell>
          <table:table-cell table:style-name="Table1.C1" office:value-type="string">
            <text:p text:style-name="P5">Space complexity</text:p>
          </table:table-cell>
        </table:table-row>
        <table:table-row>
          <table:table-cell table:style-name="Table1.A2" table:number-rows-spanned="2" office:value-type="string">
            <text:p text:style-name="P5">Prim's</text:p>
            <text:p text:style-name="P5">(lazy version)</text:p>
          </table:table-cell>
          <table:table-cell table:style-name="Table1.A2" office:value-type="string">
            <text:p text:style-name="P6">E lg E + E 2lg E ~ O(E lg E)</text:p>
          </table:table-cell>
          <table:table-cell table:style-name="Table1.C2" table:number-rows-spanned="2" office:value-type="string">
            <text:p text:style-name="P6">E</text:p>
          </table:table-cell>
        </table:table-row>
        <table:table-row>
          <table:covered-table-cell/>
          <table:table-cell table:style-name="Table1.A2" office:value-type="string">
            <text:list xml:id="list6621996782180070330" text:style-name="L5">
              <text:list-item>
                <text:p text:style-name="P22">Key operation is insertion and removal of edges into the PQ</text:p>
              </text:list-item>
              <text:list-item>
                <text:p text:style-name="P22">Max of E edges in the PQ in the worst case. In this case lg E required for an insert operation and 2 lg E for a remove operation</text:p>
              </text:list-item>
              <text:list-item>
                <text:p text:style-name="P22">Also E such insert and remove operations are required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5">Prim's</text:p>
            <text:p text:style-name="P5">(eager version)</text:p>
          </table:table-cell>
          <table:table-cell table:style-name="Table1.A2" office:value-type="string">
            <text:p text:style-name="P6">= V lg(<text:span text:style-name="T7">|</text:span>V<text:span text:style-name="T7">|</text:span>) + 2V lg(<text:span text:style-name="T7">|</text:span>V<text:span text:style-name="T7">|</text:span>) <text:s/>+ E lg(<text:span text:style-name="T7">|</text:span>V<text:span text:style-name="T7">|</text:span>)</text:p>
            <text:p text:style-name="P6">~ O(<text:span text:style-name="T7">|</text:span>E <text:span text:style-name="T7">+ V|</text:span> lg <text:span text:style-name="T25">|</text:span>V<text:span text:style-name="T25">|</text:span> ) <text:span text:style-name="T25">= O(|E| lg|V|) </text:span>for sparse graphs<text:span text:style-name="T7">(adjacency list representation).</text:span></text:p>
            <text:p text:style-name="P6">~ O(V<text:span text:style-name="T2">2</text:span><text:span text:style-name="T4"> lg V) for dense graphs</text:span><text:span text:style-name="T5">(matrix representation)</text:span><text:span text:style-name="T4">.</text:span></text:p>
          </table:table-cell>
          <table:table-cell table:style-name="Table1.C2" table:number-rows-spanned="2" office:value-type="string">
            <text:p text:style-name="P6">V</text:p>
            <text:p text:style-name="P7"/>
          </table:table-cell>
        </table:table-row>
        <table:table-row>
          <table:covered-table-cell/>
          <table:table-cell table:style-name="Table1.A2" office:value-type="string">
            <text:list xml:id="list1456780651360018260" text:style-name="L6">
              <text:list-item>
                <text:p text:style-name="P23">Totally each of the V vertices is adjacent to the construction-in-progress-MST at some point and is thus inserted into the PQ once = V lg(V) comparisons</text:p>
              </text:list-item>
              <text:list-item>
                <text:p text:style-name="P23">Each of the V vertices is also deleted from the PQ for inclusion in the MST = 2V lg(V) comparisons</text:p>
              </text:list-item>
              <text:list-item>
                <text:p text:style-name="P24">In the worst case, when a new vertex, v, is added to the MST the distances of all vertices adjacent v to the MST may change. Thus there are |E| change operations = |E| lg(V)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5">Kruskal's</text:p>
          </table:table-cell>
          <table:table-cell table:style-name="Table1.A2" office:value-type="string">
            <text:p text:style-name="P6">= 2E + 2E lg E + 2E lg V + E</text:p>
            <text:p text:style-name="P6">~ O(E lg E) for sparse graphs</text:p>
            <text:p text:style-name="P6">~ O(V<text:span text:style-name="T2">2</text:span><text:span text:style-name="T4"> lg (V)) for dense graphs</text:span></text:p>
            <text:p text:style-name="P6"><text:span text:style-name="T4">For dense graphs a matrix representation's O(V</text:span><text:span text:style-name="T2">2</text:span><text:span text:style-name="T4">) is preferable</text:span></text:p>
          </table:table-cell>
          <table:table-cell table:style-name="Table1.C2" table:number-rows-spanned="2" office:value-type="string">
            <text:p text:style-name="P6">E</text:p>
          </table:table-cell>
        </table:table-row>
        <table:table-row>
          <table:covered-table-cell/>
          <table:table-cell table:style-name="Table1.A2" office:value-type="string">
            <text:list xml:id="list1217286854649204308" text:style-name="L7">
              <text:list-item>
                <text:p text:style-name="P25">Construction the PQ with E edges = 2E</text:p>
              </text:list-item>
              <text:list-item>
                <text:p text:style-name="P25">Deletion of E edges = 2E lg E</text:p>
              </text:list-item>
              <text:list-item>
                <text:p text:style-name="P25">2E find() operations ~ 2E lg(V)</text:p>
              </text:list-item>
              <text:list-item>
                <text:p text:style-name="P25">E union operation = E</text:p>
              </text:list-item>
            </text:list>
          </table:table-cell>
          <table:covered-table-cell/>
        </table:table-row>
      </table:table>
      <text:p text:style-name="P4">Key operation – Finding the minimum edge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1-09-20T18:50:08</meta:creation-date>
    <meta:generator>LibreOffice/4.0.2.2$Linux_x86 LibreOffice_project/400m0$Build-2</meta:generator>
    <dc:date>2013-10-17T16:47:01</dc:date>
    <dc:creator>Kempa </dc:creator>
    <meta:editing-duration>PT23H22M37S</meta:editing-duration>
    <meta:editing-cycles>32</meta:editing-cycles>
    <meta:document-statistic meta:table-count="1" meta:image-count="0" meta:object-count="1" meta:page-count="2" meta:paragraph-count="66" meta:word-count="694" meta:character-count="3624" meta:non-whitespace-character-count="3029"/>
  </office:meta>
</office:document-meta>
</file>

<file path=Object 1/content.xml><?xml version="1.0" encoding="utf-8"?>
<math xmlns="http://www.w3.org/1998/Math/MathML">
  <semantics>
    <mrow>
      <mi>O</mi>
      <mrow>
        <mo stretchy="false">(</mo>
        <mrow>
          <msup>
            <mi>N</mi>
            <mrow>
              <mrow>
                <mi>N</mi>
                <mo stretchy="false">−</mo>
                <mn>2</mn>
              </mrow>
            </mrow>
          </msup>
        </mrow>
        <mo stretchy="false">)</mo>
      </mrow>
    </mrow>
    <annotation encoding="StarMath 5.0"> O(N^{N - 2})</annotation>
  </semantics>
</math>
</file>